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E0000019137E04C31.png" manifest:media-type="image/png"/>
  <manifest:file-entry manifest:full-path="Pictures/100000000000033800000354407E2F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0a4ade" officeooo:paragraph-rsid="000a4ade"/>
    </style:style>
    <style:style style:name="P2" style:family="paragraph" style:parent-style-name="Standard">
      <style:paragraph-properties style:writing-mode="lr-tb"/>
      <style:text-properties officeooo:rsid="000a4ade" officeooo:paragraph-rsid="000a4ad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Где хранится данные о контактах в Андройде?</text:p>
      <text:p text:style-name="P1"/>
      <text:p text:style-name="P1"><draw:frame draw:style-name="fr1" draw:name="Изображение2" text:anchor-type="paragraph" svg:x="0cm" svg:y="0.079cm" svg:width="17cm" svg:height="17.577cm" draw:z-index="1"><draw:image xlink:href="Pictures/100000000000033800000354407E2F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" text:anchor-type="paragraph" svg:x="0.429cm" svg:y="2.159cm" svg:width="17cm" svg:height="8.899cm" draw:z-index="0"><draw:image xlink:href="Pictures/10000000000002FE0000019137E04C31.png" xlink:type="simple" xlink:show="embed" xlink:actuate="onLoad"/></draw:frame><text:soft-page-break/></text:p>
      <text:p text:style-name="Standard"/>
      <text:p text:style-name="P2">Таблицы БД «<text:span text:style-name="T1">contacts2.db</text:span>»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2:27:20.708000000</meta:creation-date>
    <dc:date>2014-03-26T12:41:58.513000000</dc:date>
    <meta:editing-duration>PT11M52S</meta:editing-duration>
    <meta:editing-cycles>2</meta:editing-cycles>
    <meta:generator>LibreOffice/4.2.1.1$Windows_x86 LibreOffice_project/d7dbbd7842e6a58b0f521599204e827654e1fb8b</meta:generator>
    <meta:document-statistic meta:table-count="0" meta:image-count="2" meta:object-count="0" meta:page-count="2" meta:paragraph-count="2" meta:word-count="10" meta:character-count="68" meta:non-whitespace-character-count="60"/>
  </office:meta>
</office:document-meta>
</file>